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738d9" officeooo:paragraph-rsid="000738d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bold" officeooo:rsid="000738d9" officeooo:paragraph-rsid="000738d9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style:text-underline-style="none" fo:font-weight="bold" officeooo:rsid="0007e802" officeooo:paragraph-rsid="0007e802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ize="14pt" style:text-underline-style="none" fo:font-weight="bold" officeooo:rsid="0009bb89" officeooo:paragraph-rsid="0009bb89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style:text-underline-style="none" fo:font-weight="bold" officeooo:rsid="000a31e1" officeooo:paragraph-rsid="000a31e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0a31e1" officeooo:paragraph-rsid="000a31e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0b7c77" officeooo:paragraph-rsid="000b7c7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style:text-underline-style="none" fo:font-weight="normal" officeooo:rsid="000738d9" officeooo:paragraph-rsid="000738d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38d9" officeooo:paragraph-rsid="000738d9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b89" style:font-weight-asian="normal" style:font-weight-complex="normal"/>
    </style:style>
    <style:style style:name="T3" style:family="text">
      <style:text-properties fo:font-weight="normal" officeooo:rsid="000a31e1" style:font-weight-asian="normal" style:font-weight-complex="normal"/>
    </style:style>
    <style:style style:name="T4" style:family="text">
      <style:text-properties fo:font-weight="normal" officeooo:rsid="000b7c77" style:font-weight-asian="normal" style:font-weight-complex="normal"/>
    </style:style>
    <style:style style:name="T5" style:family="text">
      <style:text-properties fo:font-weight="normal" officeooo:rsid="000a9ef3" style:font-weight-asian="normal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9bb8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a9ef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b7c7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9bb89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a31e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a9ef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b7c77" style:font-size-asian="12pt" style:font-weight-asian="normal" style:font-size-complex="12pt" style:font-weight-complex="normal"/>
    </style:style>
    <style:style style:name="T15" style:family="text">
      <style:text-properties officeooo:rsid="0009bb89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zeregowanie procesów za pomocą Semaforów - Magdalena Majkowska </text:p>
      <text:p text:style-name="P1"/>
      <text:p text:style-name="P2">1. Założenia:</text:p>
      <text:p text:style-name="P8">Bufor 9 elementowy FIFO. Dwóch konsumentów – A i B którzy produkują litery A i B. Producent A może zapisywać elementy do bufora, jedynie gdy liczba elementów w buforze jest większa niż 5. Odczyt usunięcie jest dozwolone, gdy liczba elementów w buforze jest większa niż 3. </text:p>
      <text:p text:style-name="P2">2. Realizacja:</text:p>
      <text:list xml:id="list412471877" text:style-name="L1">
        <text:list-item>
          <text:p text:style-name="P3">kolejka FIFO- <text:span text:style-name="T1">kolejkę FIFO zrealizuję za pomocą biblioteki standardowej &lt;queue&gt;, będzie to kolejka typu char, ponieważ producenci produkują litery.</text:span> <text:span text:style-name="T3">Do zaimplementowania: funkcja czytająca kolejkę, która będzie uruchamiana po każdej zmianie, oczywiście z odpowiednim komunikatem: „Producent A wyprodukował + id_produktu”, „id_ konsumenta + wyjmuje z bufora + id_produktu”.</text:span></text:p>
        </text:list-item>
        <text:list-item>
          <text:p text:style-name="P3"><text:span text:style-name="T15">p</text:span>rocesy – <text:span text:style-name="T2">do uruchomienia procesów użyję biblioteki &lt;pthread.h&gt;, potrzebne będą funkcje do uruchomienia wątku i wstrzymania programu głównego aż do zakończenia wątków. </text:span></text:p>
        </text:list-item>
        <text:list-item>
          <text:p text:style-name="P3">semafory – <text:span text:style-name="T2">zaimplementuję strukturę Semaphore, która będzie wywoływać odpowiednie funkcję z biblioteki &lt;semaphore.h&gt;. </text:span><text:span text:style-name="T3">Zakładam istnienie 3 semaforów – jeden do zapewnienia zmiany bufora tylko przez 1 wątek </text:span><text:span text:style-name="T4">(MUTEX) </text:span><text:span text:style-name="T3">, drugi do sprawdzenia przepełnienia bufora </text:span><text:span text:style-name="T4">(FULL)</text:span><text:span text:style-name="T3"> i trzeci do zabezpieczenia czytania z pustego bufora</text:span><text:span text:style-name="T4">(EMPTY)</text:span><text:span text:style-name="T3">. <text:s/>Do zaimplementowania: sempahore.h które będzie przechowywać deklaracje funkcji i struktury Semaphore z elementem sem_t semaphore (sem_t to typ udostępniany przez bibliotekę &lt;semaphore.h&gt;). </text:span></text:p>
        </text:list-item>
        <text:list-item>
          <text:p text:style-name="P3">konsumenci – <text:span text:style-name="T5">konsumenci będą zrealizowani za pomocą funkcji konsument1(), konsument2(). Do uśpienia konsumentów będziemy potrzebowali funkcji usleep z biblioteki &lt;unistd.h&gt;. </text:span><text:span text:style-name="T4">Zdefiniujemy zmienne frequency1, frequency2 dzięki którym będziemy mogli kontrolować jak często będą przychodzić konsumenci do bufora. </text:span></text:p>
        </text:list-item>
        <text:list-item>
          <text:p text:style-name="P3">producenci - <text:s/><text:span text:style-name="T5">producenci również będą zrealizowani za pomocą dwóch funkcji producentA() i producentB(). </text:span><text:span text:style-name="T4">Podobnie jak w przypadku konsumentów również określimy częstotliwość za pomocą zmiennych frequencyA, frequencyB → kontrolowanie szybkości produkcji. (użyjemy dokładnie tej samej funkcji do usypiania producentów). </text:span></text:p>
        </text:list-item>
        <text:list-item>
          <text:p text:style-name="P4">produkt <text:s/>- <text:span text:style-name="T1">oddzielna </text:span><text:span text:style-name="T3">struktura, która będzie przechowywać informację o id_produktu i kto ją odczytał → zmienne pomocnicze potrzebne do generowania komunikatów o produkcji i konsumpcji.</text:span></text:p>
        </text:list-item>
        <text:list-item>
          <text:p text:style-name="P5">Dodatkowe zmienne: <text:span text:style-name="T1">np. maksymalna wielkość bufora (9), minimalna liczba produktów (3) itd.</text:span></text:p>
        </text:list-item>
      </text:list>
      <text:p text:style-name="P6"><text:span text:style-name="T1"/></text:p>
      <text:p text:style-name="P7"><text:soft-page-break/><text:span text:style-name="T1">Oczywiście zarówno producenci jak i konsumenci będą po obudzeniu sprawdzać wartości semaforów mutex, full, empty i dopiero potem na nich działać, w trakcie zmieniając odpowiednio wartości semaforów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2:19:24.529573002</meta:creation-date>
    <dc:date>2019-12-01T13:09:49.347232690</dc:date>
    <meta:editing-duration>PT19M53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2" meta:paragraph-count="12" meta:word-count="332" meta:character-count="2538" meta:non-whitespace-character-count="2210"/>
  </office:meta>
</office:document-meta>
</file>